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7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.43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5.93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60.73mm"/>
    </style:style>
    <style:style style:name="co8" style:family="table-column">
      <style:table-column-properties fo:break-before="auto" style:column-width="31.19mm"/>
    </style:style>
    <style:style style:name="co9" style:family="table-column">
      <style:table-column-properties fo:break-before="auto" style:column-width="26mm"/>
    </style:style>
    <style:style style:name="co10" style:family="table-column">
      <style:table-column-properties fo:break-before="auto" style:column-width="6.88mm"/>
    </style:style>
    <style:style style:name="co11" style:family="table-column">
      <style:table-column-properties fo:break-before="auto" style:column-width="7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12"/>
    <style:style style:name="ce6" style:family="table-cell" style:parent-style-name="Default">
      <style:text-properties fo:color="#0000ff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</office:automatic-styles>
  <office:body>
    <office:spreadsheet>
      <table:table table:name="Chi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ild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gle per step</text:p>
          </table:table-cell>
          <table:table-cell table:formula="of:=IFERROR((2*PI()/[.E2]);0)" office:value-type="float" office:value="0.392699081698724" calcext:value-type="float">
            <text:p>0.392699081698724</text:p>
          </table:table-cell>
          <table:table-cell table:formula="of:=DEGREES([.E3])"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1.5707963267949" calcext:value-type="float">
            <text:p>1.5707963267949</text:p>
          </table:table-cell>
          <table:table-cell table:formula="of:=DEGREES([.E4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rrentRadians</text:p>
          </table:table-cell>
          <table:table-cell table:formula="of:=[.E3]*[calc.B2]" office:value-type="float" office:value="4.71238898038469" calcext:value-type="float">
            <text:p>4.7123889803846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nal angle</text:p>
          </table:table-cell>
          <table:table-cell table:formula="of:=RADIANS(360/[.B2])" office:value-type="float" office:value="1.5707963267949" calcext:value-type="float">
            <text:p>1.5707963267949</text:p>
          </table:table-cell>
          <table:table-cell table:formula="of:=DEGREES([.E6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style-name="ce2" table:formula="of:=PI()-[.E6]" office:value-type="float" office:value="1.5707963267949" calcext:value-type="float">
            <text:p>1.5707963267949</text:p>
          </table:table-cell>
          <table:table-cell table:formula="of:=DEGREES([.E7])" office:value-type="float" office:value="90.0000000000002" calcext:value-type="float">
            <text:p>90.00000000000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10.6066017177982" calcext:value-type="float">
            <text:p>10.606601717798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nterX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niterY</text:p>
          </table:table-cell>
          <table:table-cell office:value-type="string" calcext:value-type="string">
            <text:p>?</text:p>
          </table:table-cell>
          <table:table-cell/>
        </table:table-row>
      </table:table>
      <table:table table:name="Parent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ent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ngle per step</text:p>
          </table:table-cell>
          <table:table-cell table:style-name="ce2" table:formula="of:=IFERROR(2*PI()/[.E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nterX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rrentRadians</text:p>
          </table:table-cell>
          <table:table-cell table:formula="of:=[.E3]*[calc.B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nterY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nternal angle</text:p>
          </table:table-cell>
          <table:table-cell table:formula="of:=RADIANS(360/[.B2])" office:value-type="float" office:value="1.5707963267949" calcext:value-type="float">
            <text:p>1.5707963267949</text:p>
          </table:table-cell>
          <table:table-cell table:formula="of:=DEGREES([.E6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formula="of:=(PI()-[.E6])" office:value-type="float" office:value="1.5707963267949" calcext:value-type="float">
            <text:p>1.5707963267949</text:p>
          </table:table-cell>
          <table:table-cell table:formula="of:=DEGREES([.E7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[.B3]/(2 * SIN(180/[.B2]))" office:value-type="float" office:value="23.504427262715" calcext:value-type="float">
            <text:p>23.50442726271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nterX</text:p>
          </table:table-cell>
          <table:table-cell table:formula="of:=([.E8]*COS([.E5]))+[.B5]" office:value-type="float" office:value="73.504427262715" calcext:value-type="float">
            <text:p>73.50442726271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nterY</text:p>
          </table:table-cell>
          <table:table-cell table:formula="of:=([.E9]*SIN([.E5]))+[.B6]" office:value-type="float" office:value="50" calcext:value-type="float">
            <text:p>50</text:p>
          </table:table-cell>
          <table:table-cell/>
        </table:table-row>
      </table:table>
      <table:table table:name="calc" table:style-name="ta1">
        <table:shapes>
          <draw:frame draw:z-index="0" draw:style-name="gr1" draw:text-style-name="P1" svg:width="139.04mm" svg:height="136.42mm" svg:x="157.53mm" svg:y="1.6mm">
            <draw:object draw:notify-on-update-of-ranges="Graph.B8:Graph.B8 Graph.C8:Graph.C8 Graph.B2:Graph.B3 Graph.C2:Graph.C3 Graph.B3:Graph.B7 Graph.C3:Graph.C7 Parent.B5:Parent.B5 Parent.B6:Parent.B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urrent steps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ld Parent Face ratio</text:p>
          </table:table-cell>
          <table:table-cell table:style-name="ce5" table:formula="of:=ParentWidth/childWidth" office:value-type="float" office:value="2.66666666666667" calcext:value-type="float">
            <text:p>2 2/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child rotation (rad)</text:p>
          </table:table-cell>
          <table:table-cell table:formula="of:=[Child.E3]*[.B2]" office:value-type="float" office:value="4.71238898038469" calcext:value-type="float">
            <text:p>4.71238898038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child rotation (face)</text:p>
          </table:table-cell>
          <table:table-cell table:formula="of:=[.B4]/((2*PI())/[Child.B2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iling face ratio (face)</text:p>
          </table:table-cell>
          <table:table-cell table:formula="of:=CEILING([.B3]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face distance (rad)</text:p>
          </table:table-cell>
          <table:table-cell table:formula="of:=[.B6]*[Child.E4]" office:value-type="float" office:value="4.71238898038469" calcext:value-type="float">
            <text:p>4.71238898038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ners passed</text:p>
          </table:table-cell>
          <table:table-cell table:formula="of:=FLOOR(currentChildRotation/(ParentFaceDistance +(PI() -[Parent.E7] ));1)" office:value-type="float" office:value="0" calcext:value-type="float">
            <text:p>0</text:p>
          </table:table-cell>
          <table:table-cell table:formula="of:=currentChildRotation/(ParentFaceDistance +(PI() -[Parent.E7] ))"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ner angles passed (rad)</text:p>
          </table:table-cell>
          <table:table-cell table:formula="of:=[.B8]*((2*PI())/[Parent.B2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distance (rad)</text:p>
          </table:table-cell>
          <table:table-cell table:formula="of:=([.B7]+[Parent.E7])*[Parent.B2]" office:value-type="float" office:value="25.1327412287183" calcext:value-type="float">
            <text:p>25.13274122871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active face (PAF)</text:p>
          </table:table-cell>
          <table:table-cell table:formula="of:=(MOD(([.B5]/[.B3]);[Parent.B2]))" office:value-type="float" office:value="1.125" calcext:value-type="float">
            <text:p>1.125</text:p>
          </table:table-cell>
          <table:table-cell table:formula="of:=[.B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F start X</text:p>
          </table:table-cell>
          <table:table-cell table:formula="of:=(parentRadius*COS(parentRadians+((PAFF) * ParentInternalAngle))) + parentX" office:value-type="float" office:value="73.504427262715" calcext:value-type="float">
            <text:p>73.5044272627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start Y</text:p>
          </table:table-cell>
          <table:table-cell table:formula="of:=(parentRadius*SIN(parentRadians+((PAFF) * ParentInternalAngle))) + parentY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end X</text:p>
          </table:table-cell>
          <table:table-cell table:formula="of:=(parentRadius*COS(parentRadians+ ((PAFF+1) *ParentInternalAngle))) +parentX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end Y</text:p>
          </table:table-cell>
          <table:table-cell table:formula="of:=parentRadius*SIN(parentRadians+((PAFF+1) *ParentInternalAngle)) + parentY" office:value-type="float" office:value="73.504427262715" calcext:value-type="float">
            <text:p>73.50442726271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adians to get around corner</text:p>
          </table:table-cell>
          <table:table-cell table:formula="of:=PI()-[Parent.E7]" office:value-type="float" office:value="1.5707963267949" calcext:value-type="float">
            <text:p>1.57079632679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 rads to be on corner</text:p>
          </table:table-cell>
          <table:table-cell table:formula="of:=[.B7]*(PAFF+1)" office:value-type="float" office:value="4.71238898038469" calcext:value-type="float">
            <text:p>4.71238898038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 rads to be on corner</text:p>
          </table:table-cell>
          <table:table-cell table:formula="of:=[.B18]+(([.B17])*(PAFF+1))" office:value-type="float" office:value="6.28318530717959" calcext:value-type="float">
            <text:p>6.283185307179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 on corner</text:p>
          </table:table-cell>
          <table:table-cell table:formula="of:=IF(([.B4] &gt;= [.B18])          AND          ([.B4] &lt;= [.B19])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hild active face</text:p>
          </table:table-cell>
          <table:table-cell table:formula="of:=FLOOR((([.B4]-(cornersPassed*(Pi-[Parent.E7])))/[Child.E4])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AFStartToContactPoint</text:p>
          </table:table-cell>
          <table:table-cell table:formula="of:=IF(   onCorner=1   ;   ParentWidth   ;   ParentWidth - ((ParentWidth*(PAFF + 1))  -  (childWidth*CAFF))    )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 point radius</text:p>
          </table:table-cell>
          <table:table-cell table:formula="of:=SQRT(POWER(parentRadius;2)+POWER([.$B$24];2) - (2 * parentRadius * [.$B$24] * COS(RADIANS(180/ParentFaces))))" office:value-type="float" office:value="28.6853082346786" calcext:value-type="float">
            <text:p>28.68530823467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all angle</text:p>
          </table:table-cell>
          <table:table-cell table:formula="of:=ASIN((SIN(RADIANS(180/ParentFaces))*MIN([.B24];parentRadius))/[.B25])" office:value-type="float" office:value="0.617986879337148" calcext:value-type="float">
            <text:p>0.617986879337148</text:p>
          </table:table-cell>
          <table:table-cell table:formula="of:=DEGREES([.B26])" office:value-type="float" office:value="35.4080399804791" calcext:value-type="float">
            <text:p>35.40803998047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g angle</text:p>
          </table:table-cell>
          <table:table-cell table:formula="of:=RADIANS([.C27])" office:value-type="float" office:value="1.7382076108552" calcext:value-type="float">
            <text:p>1.7382076108552</text:p>
          </table:table-cell>
          <table:table-cell table:formula="of:=180 - (180/ParentFaces) - [.C26]" office:value-type="float" office:value="99.5919600195209" calcext:value-type="float">
            <text:p>99.5919600195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dians from PAF to contact point</text:p>
          </table:table-cell>
          <table:table-cell table:formula="of:=IF([.B24] &lt;= ([Parent.B3]/2);[.B26];[.B27])" office:value-type="float" office:value="1.7382076108552" calcext:value-type="float">
            <text:p>1.73820761085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ns from origin to contact point</text:p>
          </table:table-cell>
          <table:table-cell table:formula="of:=[.B28]+(PAFF*((2*PI())/ParentFaces))" office:value-type="float" office:value="1.7382076108552" calcext:value-type="float">
            <text:p>1.73820761085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 point x</text:p>
          </table:table-cell>
          <table:table-cell table:formula="of:=([.$B$25]*COS([.B29]) + parentX)" office:value-type="float" office:value="45.2201560152531" calcext:value-type="float">
            <text:p>45.2201560152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 point y</text:p>
          </table:table-cell>
          <table:table-cell table:formula="of:=([.$B$25]*SIN([.$B$29]) + parentY)" office:value-type="float" office:value="78.2842712474619" calcext:value-type="float">
            <text:p>78.2842712474619</text:p>
          </table:table-cell>
          <table:table-cell table:number-columns-repeated="7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8"/>
          <table:table-cell table:style-name="ce6"/>
        </table:table-row>
      </table:table>
      <table:table table:name="Graph" table:style-name="ta1">
        <table:shapes>
          <draw:frame draw:z-index="0" draw:style-name="gr1" draw:text-style-name="P1" svg:width="139.04mm" svg:height="136.42mm" svg:x="113.99mm" svg:y="5.08mm">
            <draw:object draw:notify-on-update-of-ranges="Graph.B8:Graph.B8 Graph.C8:Graph.C8 Graph.B2:Graph.B3 Graph.C2:Graph.C3 Graph.B3:Graph.B7 Graph.C3:Graph.C7 Parent.B5:Parent.B5 Parent.B6:Parent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AF start</text:p>
          </table:table-cell>
          <table:table-cell table:formula="of:=(parentRadius*COS(parentRadians+((PAFF+[.D2]) * ParentInternalAngle))) + parentX" office:value-type="float" office:value="73.504427262715" calcext:value-type="float">
            <text:p>73.504427262715</text:p>
          </table:table-cell>
          <table:table-cell table:formula="of:=([Parent.$E$8]*SIN(parentRadians + ((PAFF+[.D2]) *ParentInternalAngle))) + parentY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F end</text:p>
          </table:table-cell>
          <table:table-cell table:formula="of:=(parentRadius*COS(parentRadians+((PAFF+[.D3]) * ParentInternalAngle))) + parentX" office:value-type="float" office:value="50" calcext:value-type="float">
            <text:p>50</text:p>
          </table:table-cell>
          <table:table-cell table:formula="of:=([Parent.$E$8]*SIN(parentRadians + ((PAFF+[.D3]) *ParentInternalAngle))) + parentY" office:value-type="float" office:value="73.504427262715" calcext:value-type="float">
            <text:p>73.504427262715</text:p>
          </table:table-cell>
          <table:table-cell table:formula="of:=[.D2]+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<text:span text:style-name="T1">rd</text:span></text:p>
          </table:table-cell>
          <table:table-cell table:formula="of:=(parentRadius*COS(parentRadians+((PAFF+[.D4]) * ParentInternalAngle))) + parentX" office:value-type="float" office:value="26.495572737285" calcext:value-type="float">
            <text:p>26.495572737285</text:p>
          </table:table-cell>
          <table:table-cell table:formula="of:=([Parent.$E$8]*SIN(parentRadians + ((PAFF+[.D4]) *ParentInternalAngle))) + parentY" office:value-type="float" office:value="50" calcext:value-type="float">
            <text:p>50</text:p>
          </table:table-cell>
          <table:table-cell table:formula="of:=[.D3]+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<text:span text:style-name="T1">th</text:span></text:p>
          </table:table-cell>
          <table:table-cell table:formula="of:=(parentRadius*COS(parentRadians+((PAFF+[.D5]) * ParentInternalAngle))) + parentX" office:value-type="float" office:value="50" calcext:value-type="float">
            <text:p>50</text:p>
          </table:table-cell>
          <table:table-cell table:formula="of:=([Parent.$E$8]*SIN(parentRadians + ((PAFF+[.D5]) *ParentInternalAngle))) + parentY" office:value-type="float" office:value="26.495572737285" calcext:value-type="float">
            <text:p>26.495572737285</text:p>
          </table:table-cell>
          <table:table-cell table:formula="of:=[.D4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<text:span text:style-name="T2">th</text:span></text:p>
          </table:table-cell>
          <table:table-cell table:formula="of:=(parentRadius*COS(parentRadians+((PAFF+[.D6]) * ParentInternalAngle))) + parentX" office:value-type="float" office:value="73.504427262715" calcext:value-type="float">
            <text:p>73.504427262715</text:p>
          </table:table-cell>
          <table:table-cell table:formula="of:=([Parent.$E$8]*SIN(parentRadians + ((PAFF+[.D6]) *ParentInternalAngle))) + parentY" office:value-type="float" office:value="50" calcext:value-type="float">
            <text:p>50</text:p>
          </table:table-cell>
          <table:table-cell table:formula="of:=[.D5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<text:span text:style-name="T2">th</text:span></text:p>
          </table:table-cell>
          <table:table-cell table:formula="of:=(parentRadius*COS(parentRadians+((PAFF+[.D7]) * ParentInternalAngle))) + parentX" office:value-type="float" office:value="50" calcext:value-type="float">
            <text:p>50</text:p>
          </table:table-cell>
          <table:table-cell table:formula="of:=([Parent.$E$8]*SIN(parentRadians + ((PAFF+[.D7]) *ParentInternalAngle))) + parentY" office:value-type="float" office:value="73.504427262715" calcext:value-type="float">
            <text:p>73.504427262715</text:p>
          </table:table-cell>
          <table:table-cell table:formula="of:=[.D6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tact point</text:p>
          </table:table-cell>
          <table:table-cell table:style-name="Default" table:formula="of:=[calc.B30]" office:value-type="float" office:value="45.2201560152531" calcext:value-type="float">
            <text:p>45.2201560152531</text:p>
          </table:table-cell>
          <table:table-cell table:formula="of:=[calc.B31]" office:value-type="float" office:value="78.2842712474619" calcext:value-type="float">
            <text:p>78.2842712474619</text:p>
          </table:table-cell>
          <table:table-cell/>
        </table:table-row>
      </table:table>
      <table:table table:name="Sheet5" table:style-name="ta1"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2" table:number-columns-repeated="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</table:table-row>
        <table:table-row table:style-name="ro1" table:number-rows-repeated="4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formula="of:=[.C8]-[.B8]" office:value-type="float" office:value="4" calcext:value-type="float">
            <text:p>4</text:p>
          </table:table-cell>
          <table:table-cell table:formula="of:=[.D8]-[.C8]" office:value-type="float" office:value="3" calcext:value-type="float">
            <text:p>3</text:p>
          </table:table-cell>
          <table:table-cell table:formula="of:=[.E8]-[.D8]" office:value-type="float" office:value="1" calcext:value-type="float">
            <text:p>1</text:p>
          </table:table-cell>
          <table:table-cell table:formula="of:=[.F8]-[.E8]" office:value-type="float" office:value="3" calcext:value-type="float">
            <text:p>3</text:p>
          </table:table-cell>
          <table:table-cell table:formula="of:=[.G8]-[.F8]" office:value-type="float" office:value="4" calcext:value-type="float">
            <text:p>4</text:p>
          </table:table-cell>
          <table:table-cell table:formula="of:=[.H8]-[.G8]" office:value-type="float" office:value="3" calcext:value-type="float">
            <text:p>3</text:p>
          </table:table-cell>
          <table:table-cell table:formula="of:=[.I8]-[.H8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D9]-[.C9]" office:value-type="float" office:value="-1" calcext:value-type="float">
            <text:p>-1</text:p>
          </table:table-cell>
          <table:table-cell table:formula="of:=[.E9]-[.D9]" office:value-type="float" office:value="-2" calcext:value-type="float">
            <text:p>-2</text:p>
          </table:table-cell>
          <table:table-cell table:formula="of:=[.F9]-[.E9]" office:value-type="float" office:value="2" calcext:value-type="float">
            <text:p>2</text:p>
          </table:table-cell>
          <table:table-cell table:formula="of:=[.G9]-[.F9]" office:value-type="float" office:value="1" calcext:value-type="float">
            <text:p>1</text:p>
          </table:table-cell>
          <table:table-cell table:formula="of:=[.H9]-[.G9]" office:value-type="float" office:value="-1" calcext:value-type="float">
            <text:p>-1</text:p>
          </table:table-cell>
          <table:table-cell table:formula="of:=[.I9]-[.H9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[.E10]-[.D10]" office:value-type="float" office:value="-1" calcext:value-type="float">
            <text:p>-1</text:p>
          </table:table-cell>
          <table:table-cell table:formula="of:=[.F10]-[.E10]" office:value-type="float" office:value="4" calcext:value-type="float">
            <text:p>4</text:p>
          </table:table-cell>
          <table:table-cell table:formula="of:=[.G10]-[.F10]" office:value-type="float" office:value="-1" calcext:value-type="float">
            <text:p>-1</text:p>
          </table:table-cell>
          <table:table-cell table:formula="of:=[.H10]-[.G10]" office:value-type="float" office:value="-2" calcext:value-type="float">
            <text:p>-2</text:p>
          </table:table-cell>
          <table:table-cell table:formula="of:=[.I10]-[.H10]" office:value-type="float" office:value="-1" calcext:value-type="float">
            <text:p>-1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[.F11]-[.E11]" office:value-type="float" office:value="5" calcext:value-type="float">
            <text:p>5</text:p>
          </table:table-cell>
          <table:table-cell table:formula="of:=[.G11]-[.F11]" office:value-type="float" office:value="-5" calcext:value-type="float">
            <text:p>-5</text:p>
          </table:table-cell>
          <table:table-cell table:formula="of:=[.H11]-[.G11]" office:value-type="float" office:value="-1" calcext:value-type="float">
            <text:p>-1</text:p>
          </table:table-cell>
          <table:table-cell table:formula="of:=[.I11]-[.H11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6"/>
          <table:table-cell table:formula="of:=[.G12]-[.F12]" office:value-type="float" office:value="-10" calcext:value-type="float">
            <text:p>-10</text:p>
          </table:table-cell>
          <table:table-cell table:formula="of:=[.H12]-[.G12]" office:value-type="float" office:value="4" calcext:value-type="float">
            <text:p>4</text:p>
          </table:table-cell>
          <table:table-cell table:formula="of:=[.I12]-[.H12]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7"/>
          <table:table-cell table:formula="of:=[.H13]-[.G13]" office:value-type="float" office:value="14" calcext:value-type="float">
            <text:p>14</text:p>
          </table:table-cell>
          <table:table-cell table:formula="of:=[.I13]-[.H13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8"/>
          <table:table-cell table:formula="of:=[.I14]-[.H14]" office:value-type="float" office:value="-16" calcext:value-type="float">
            <text:p>-16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18]-[.B18]" office:value-type="float" office:value="4" calcext:value-type="float">
            <text:p>4</text:p>
          </table:table-cell>
          <table:table-cell table:formula="of:=[.D18]-[.C18]" office:value-type="float" office:value="3" calcext:value-type="float">
            <text:p>3</text:p>
          </table:table-cell>
          <table:table-cell table:formula="of:=[.E18]-[.D18]" office:value-type="float" office:value="4" calcext:value-type="float">
            <text:p>4</text:p>
          </table:table-cell>
          <table:table-cell table:formula="of:=[.F18]-[.E18]" office:value-type="float" office:value="4" calcext:value-type="float">
            <text:p>4</text:p>
          </table:table-cell>
          <table:table-cell table:formula="of:=[.G18]-[.F18]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19]-[.C19]" office:value-type="float" office:value="-1" calcext:value-type="float">
            <text:p>-1</text:p>
          </table:table-cell>
          <table:table-cell table:formula="of:=[.E19]-[.D19]" office:value-type="float" office:value="1" calcext:value-type="float">
            <text:p>1</text:p>
          </table:table-cell>
          <table:table-cell table:formula="of:=[.F19]-[.E19]" office:value-type="float" office:value="0" calcext:value-type="float">
            <text:p>0</text:p>
          </table:table-cell>
          <table:table-cell table:formula="of:=[.G19]-[.F19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[.E20]-[.D20]" office:value-type="float" office:value="2" calcext:value-type="float">
            <text:p>2</text:p>
          </table:table-cell>
          <table:table-cell table:formula="of:=[.F20]-[.E20]" office:value-type="float" office:value="-1" calcext:value-type="float">
            <text:p>-1</text:p>
          </table:table-cell>
          <table:table-cell table:formula="of:=[.G20]-[.F20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5"/>
          <table:table-cell table:formula="of:=[.F21]-[.E21]" office:value-type="float" office:value="-3" calcext:value-type="float">
            <text:p>-3</text:p>
          </table:table-cell>
          <table:table-cell table:formula="of:=[.G21]-[.F21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6"/>
          <table:table-cell table:formula="of:=[.G22]-[.F22]" office:value-type="float" office:value="3" calcext:value-type="float">
            <text:p>3</text:p>
          </table:table-cell>
          <table:table-cell table:number-columns-repeated="27"/>
        </table:table-row>
        <table:table-row table:style-name="ro1" table:number-rows-repeated="9">
          <table:table-cell table:number-columns-repeated="34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34]-[.B34]" office:value-type="float" office:value="4" calcext:value-type="float">
            <text:p>4</text:p>
          </table:table-cell>
          <table:table-cell table:formula="of:=[.D34]-[.C34]" office:value-type="float" office:value="7" calcext:value-type="float">
            <text:p>7</text:p>
          </table:table-cell>
          <table:table-cell table:formula="of:=[.E34]-[.D34]" office:value-type="float" office:value="4" calcext:value-type="float">
            <text:p>4</text:p>
          </table:table-cell>
          <table:table-cell table:formula="of:=[.F34]-[.E34]" office:value-type="float" office:value="7" calcext:value-type="float">
            <text:p>7</text:p>
          </table:table-cell>
          <table:table-cell table:formula="of:=[.G34]-[.F34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35]-[.C35]" office:value-type="float" office:value="3" calcext:value-type="float">
            <text:p>3</text:p>
          </table:table-cell>
          <table:table-cell table:formula="of:=[.E35]-[.D35]" office:value-type="float" office:value="-3" calcext:value-type="float">
            <text:p>-3</text:p>
          </table:table-cell>
          <table:table-cell table:formula="of:=[.F35]-[.E35]" office:value-type="float" office:value="3" calcext:value-type="float">
            <text:p>3</text:p>
          </table:table-cell>
          <table:table-cell table:formula="of:=[.G35]-[.F35]" office:value-type="float" office:value="-3" calcext:value-type="float">
            <text:p>-3</text:p>
          </table:table-cell>
          <table:table-cell table:number-columns-repeated="27"/>
        </table:table-row>
      </table:table>
      <table:named-expressions>
        <table:named-range table:name="CAFF" table:base-cell-address="$calc.$B$22" table:cell-range-address="$calc.$B$22"/>
        <table:named-range table:name="childWidth" table:base-cell-address="$Graph.$C$7" table:cell-range-address="$Child.$B$3"/>
        <table:named-range table:name="cornerAngle" table:base-cell-address="$Parent.$E$6" table:cell-range-address="$Parent.$E$7"/>
        <table:named-range table:name="cornersPassed" table:base-cell-address="$calc.$B$8" table:cell-range-address="$calc.$B$8"/>
        <table:named-range table:name="currentChildRotation" table:base-cell-address="$calc.$B$3" table:cell-range-address="$calc.$B$4"/>
        <table:named-range table:name="onCorner" table:base-cell-address="$calc.$A$23" table:cell-range-address="$calc.$B$20"/>
        <table:named-range table:name="PAF" table:base-cell-address="$calc.$B$10" table:cell-range-address="$calc.$B$11"/>
        <table:named-range table:name="PAFF" table:base-cell-address="$calc.$C$10" table:cell-range-address="$calc.$C$11"/>
        <table:named-range table:name="ParentCornerAngle" table:base-cell-address="$Parent.$E$6" table:cell-range-address="$Parent.$E$7"/>
        <table:named-range table:name="ParentFaceDistance" table:base-cell-address="$calc.$B$6" table:cell-range-address="$calc.$B$7"/>
        <table:named-range table:name="ParentFaces" table:base-cell-address="$Parent.$B$2" table:cell-range-address="$Parent.$B$2"/>
        <table:named-range table:name="ParentInternalAngle" table:base-cell-address="$Graph.$C$7" table:cell-range-address="$Parent.$E$6"/>
        <table:named-range table:name="parentRadians" table:base-cell-address="$Parent.$E$5" table:cell-range-address="$Parent.$E$5"/>
        <table:named-range table:name="parentRadius" table:base-cell-address="$Parent.$E$7" table:cell-range-address="$Parent.$E$8"/>
        <table:named-range table:name="ParentWidth" table:base-cell-address="$Parent.$B$3" table:cell-range-address="$Parent.$B$3"/>
        <table:named-range table:name="parentX" table:base-cell-address="$Parent.$B$5" table:cell-range-address="$Parent.$B$5"/>
        <table:named-range table:name="parentY" table:base-cell-address="$Parent.$B$6" table:cell-range-address="$Parent.$B$6"/>
        <table:named-range table:name="Pi" table:base-cell-address="$calc.$B$1" table:cell-range-address="$calc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 style:data-style-name="N2" text:time-value="19:11:19.037950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9:36:21.214831618</meta:creation-date>
    <dc:date>2019-09-19T21:09:19.688655300</dc:date>
    <meta:editing-duration>PT5H49M5S</meta:editing-duration>
    <meta:editing-cycles>27</meta:editing-cycles>
    <meta:generator>LibreOffice/6.0.7.3$Linux_X86_64 LibreOffice_project/00m0$Build-3</meta:generator>
    <meta:document-statistic meta:table-count="5" meta:cell-count="3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1 2 0" chart:style-name="ch1">
        <chart:plot-area chart:style-name="ch2" table:cell-range-address="Graph.B8:Graph.C8 Graph.C2:Graph.C7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8:Graph.C8" chart:class="chart:scatter">
            <chart:domain table:cell-range-address="Graph.B8:Graph.B8"/>
            <chart:data-point/>
          </chart:series>
          <chart:series chart:style-name="ch7" chart:values-cell-range-address="Graph.C2:Graph.C3" chart:class="chart:scatter">
            <chart:domain table:cell-range-address="Graph.B2:Graph.B3"/>
            <chart:data-point chart:repeated="2"/>
          </chart:series>
          <chart:series chart:style-name="ch8" chart:values-cell-range-address="Graph.C3:Graph.C7" chart:class="chart:scatter">
            <chart:domain table:cell-range-address="Graph.B3:Graph.B7"/>
            <chart:data-point chart:repeated="5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2201560152531">
                <text:p>45.2201560152531</text:p>
                <draw:g>
                  <svg:desc>Graph.B8:Graph.B8</svg:desc>
                </draw:g>
              </table:table-cell>
              <table:table-cell office:value-type="float" office:value="78.2842712474619">
                <text:p>78.2842712474619</text:p>
                <draw:g>
                  <svg:desc>Graph.C8:Graph.C8</svg:desc>
                </draw:g>
              </table:table-cell>
              <table:table-cell office:value-type="float" office:value="73.504427262715">
                <text:p>73.504427262715</text:p>
                <draw:g>
                  <svg:desc>Graph.B2:Graph.B3</svg:desc>
                </draw:g>
              </table:table-cell>
              <table:table-cell office:value-type="float" office:value="50">
                <text:p>50</text:p>
                <draw:g>
                  <svg:desc>Graph.C2:Graph.C3</svg:desc>
                </draw:g>
              </table:table-cell>
              <table:table-cell office:value-type="float" office:value="50">
                <text:p>50</text:p>
                <draw:g>
                  <svg:desc>Graph.B3:Graph.B7</svg:desc>
                </draw:g>
              </table:table-cell>
              <table:table-cell office:value-type="float" office:value="73.504427262715">
                <text:p>73.504427262715</text:p>
                <draw:g>
                  <svg:desc>Graph.C3:Graph.C7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3.504427262715">
                <text:p>73.504427262715</text:p>
              </table:table-cell>
              <table:table-cell office:value-type="float" office:value="26.495572737285">
                <text:p>26.49557273728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6.495572737285">
                <text:p>26.495572737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504427262715">
                <text:p>73.50442726271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3.504427262715">
                <text:p>73.504427262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1 2 0" chart:style-name="ch1">
        <chart:plot-area chart:style-name="ch2" table:cell-range-address="Graph.B8:Graph.C8 Graph.C2:Graph.C7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8:Graph.C8" chart:class="chart:scatter">
            <chart:domain table:cell-range-address="Graph.B8:Graph.B8"/>
            <chart:data-point/>
          </chart:series>
          <chart:series chart:style-name="ch7" chart:values-cell-range-address="Graph.C2:Graph.C3" chart:class="chart:scatter">
            <chart:domain table:cell-range-address="Graph.B2:Graph.B3"/>
            <chart:data-point chart:repeated="2"/>
          </chart:series>
          <chart:series chart:style-name="ch8" chart:values-cell-range-address="Graph.C3:Graph.C7" chart:class="chart:scatter">
            <chart:domain table:cell-range-address="Graph.B3:Graph.B7"/>
            <chart:data-point chart:repeated="5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2201560152531">
                <text:p>45.2201560152531</text:p>
                <draw:g>
                  <svg:desc>Graph.B8:Graph.B8</svg:desc>
                </draw:g>
              </table:table-cell>
              <table:table-cell office:value-type="float" office:value="78.2842712474619">
                <text:p>78.2842712474619</text:p>
                <draw:g>
                  <svg:desc>Graph.C8:Graph.C8</svg:desc>
                </draw:g>
              </table:table-cell>
              <table:table-cell office:value-type="float" office:value="73.504427262715">
                <text:p>73.504427262715</text:p>
                <draw:g>
                  <svg:desc>Graph.B2:Graph.B3</svg:desc>
                </draw:g>
              </table:table-cell>
              <table:table-cell office:value-type="float" office:value="50">
                <text:p>50</text:p>
                <draw:g>
                  <svg:desc>Graph.C2:Graph.C3</svg:desc>
                </draw:g>
              </table:table-cell>
              <table:table-cell office:value-type="float" office:value="50">
                <text:p>50</text:p>
                <draw:g>
                  <svg:desc>Graph.B3:Graph.B7</svg:desc>
                </draw:g>
              </table:table-cell>
              <table:table-cell office:value-type="float" office:value="73.504427262715">
                <text:p>73.504427262715</text:p>
                <draw:g>
                  <svg:desc>Graph.C3:Graph.C7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3.504427262715">
                <text:p>73.504427262715</text:p>
              </table:table-cell>
              <table:table-cell office:value-type="float" office:value="26.495572737285">
                <text:p>26.49557273728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6.495572737285">
                <text:p>26.495572737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504427262715">
                <text:p>73.50442726271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3.504427262715">
                <text:p>73.504427262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